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color="#008000"/>
    </style:style>
    <style:style style:name="ce6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7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3" office:value-type="string">
            <text:p>pass</text:p>
          </table:table-cell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pass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m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office:value-type="string">
            <text:p>PV pass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2">
          <table:table-cell office:value-type="string">
            <text:p>move</text:p>
          </table:table-cell>
          <table:table-cell table:number-columns-repeated="3"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 office:value-type="string">
            <text:p>pass</text:p>
          </table:table-cell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panels" table:style-name="ta1" table:print="false">
        <table:table-column table:style-name="co5" table:default-cell-style-name="Default"/>
        <table:table-column table:style-name="co6" table:number-columns-repeated="2" table:default-cell-style-name="ce1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4" office:value-type="string">
            <text:p>pas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04/15/2009</text:date>, <text:time>14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4-15T14:55:30</dc:date>
    <meta:editing-cycles>32</meta:editing-cycles>
    <meta:editing-duration>PT6H22M35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